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ef" svg:font-family="Alef" style:font-pitch="variable"/>
    <style:font-face style:name="Amiri" svg:font-family="Amiri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Bahnschrift" svg:font-family="Bahnschrift" style:font-family-generic="swiss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style:font-name="Bahnschrift" fo:font-size="12pt" style:font-size-asian="12pt" style:font-size-complex="12pt"/>
    </style:style>
    <style:style style:name="P2" style:family="paragraph" style:parent-style-name="Standard">
      <style:text-properties fo:color="#000000" loext:opacity="100%" style:font-name="Bahnschrift" fo:font-size="11pt" style:font-size-asian="11pt" style:font-size-complex="11pt"/>
    </style:style>
    <style:style style:name="P3" style:family="paragraph" style:parent-style-name="Standard">
      <style:text-properties style:use-window-font-color="true" loext:opacity="0%" style:font-name="Bahnschrift"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break-before="page"/>
      <style:text-properties style:use-window-font-color="true" loext:opacity="0%" style:font-name="Bahnschrift"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text-properties style:use-window-font-color="true" loext:opacity="0%" style:font-name="Bahnschrift" fo:font-size="12pt" style:font-size-asian="12pt" style:font-size-complex="12pt"/>
    </style:style>
    <style:style style:name="P6" style:family="paragraph" style:parent-style-name="Standard">
      <style:text-properties style:use-window-font-color="true" loext:opacity="0%" style:font-name="Bahnschrift" fo:font-size="12pt" style:font-size-asian="12pt" style:font-size-complex="12pt"/>
    </style:style>
    <style:style style:name="P7" style:family="paragraph" style:parent-style-name="Standard">
      <style:text-properties style:use-window-font-color="true" loext:opacity="0%" style:font-name="Bahnschrift" fo:font-size="11pt" style:font-size-asian="11pt" style:font-size-complex="11pt"/>
    </style:style>
    <style:style style:name="P8" style:family="paragraph" style:parent-style-name="Standard">
      <style:text-properties style:font-name="Bahnschrift" fo:font-size="12pt" style:font-size-asian="12pt" style:font-size-complex="12pt"/>
    </style:style>
    <style:style style:name="P9" style:family="paragraph" style:parent-style-name="Standard">
      <style:text-properties style:font-name="Bahnschrift" fo:font-size="11pt" style:font-size-asian="11pt" style:font-size-complex="11pt"/>
    </style:style>
    <style:style style:name="T1" style:family="text">
      <style:text-properties fo:color="#008000" loext:opacity="100%" style:font-name="Consolas" fo:font-size="9.5pt" style:font-size-asian="9.5pt"/>
    </style:style>
    <style:style style:name="T2" style:family="text">
      <style:text-properties fo:color="#008000" loext:opacity="100%" fo:font-size="9.5pt" style:font-size-asian="9.5pt"/>
    </style:style>
    <style:style style:name="T3" style:family="text">
      <style:text-properties fo:color="#008000" loext:opacity="100%"/>
    </style:style>
    <style:style style:name="T4" style:family="text">
      <style:text-properties fo:color="#000000" loext:opacity="100%" style:font-name="Consolas" fo:font-size="9.5pt" style:font-size-asian="9.5pt"/>
    </style:style>
    <style:style style:name="T5" style:family="text">
      <style:text-properties fo:color="#000000" loext:opacity="100%" fo:font-size="9.5pt" style:font-size-asian="9.5pt"/>
    </style:style>
    <style:style style:name="T6" style:family="text">
      <style:text-properties fo:color="#000000" loext:opacity="100%"/>
    </style:style>
    <style:style style:name="T7" style:family="text">
      <style:text-properties fo:color="#0000ff" loext:opacity="100%" style:font-name="Consolas" fo:font-size="9.5pt" style:font-size-asian="9.5pt"/>
    </style:style>
    <style:style style:name="T8" style:family="text">
      <style:text-properties fo:color="#0000ff" loext:opacity="100%" fo:font-size="9.5pt" style:font-size-asian="9.5pt"/>
    </style:style>
    <style:style style:name="T9" style:family="text">
      <style:text-properties fo:color="#0000ff" loext:opacity="100%"/>
    </style:style>
    <style:style style:name="T10" style:family="text">
      <style:text-properties fo:color="#808080" loext:opacity="100%" style:font-name="Consolas" fo:font-size="9.5pt" style:font-size-asian="9.5pt"/>
    </style:style>
    <style:style style:name="T11" style:family="text">
      <style:text-properties fo:color="#808080" loext:opacity="100%" fo:font-size="9.5pt" style:font-size-asian="9.5pt"/>
    </style:style>
    <style:style style:name="T12" style:family="text">
      <style:text-properties fo:color="#808080" loext:opacity="100%"/>
    </style:style>
    <style:style style:name="T13" style:family="text">
      <style:text-properties fo:color="#ff0000" loext:opacity="100%" style:font-name="Consolas" fo:font-size="9.5pt" style:font-size-asian="9.5pt"/>
    </style:style>
    <style:style style:name="T14" style:family="text">
      <style:text-properties fo:color="#ff0000" loext:opacity="100%" fo:font-size="9.5pt" style:font-size-asian="9.5pt"/>
    </style:style>
    <style:style style:name="T15" style:family="text">
      <style:text-properties fo:color="#ff0000" loext:opacity="100%"/>
    </style:style>
    <style:style style:name="T16" style:family="text">
      <style:text-properties fo:color="#ff00ff" loext:opacity="100%" style:font-name="Consolas" fo:font-size="9.5pt" style:font-size-asian="9.5pt"/>
    </style:style>
    <style:style style:name="T17" style:family="text">
      <style:text-properties fo:color="#ff00ff" loext:opacity="100%" fo:font-size="9.5pt" style:font-size-asian="9.5pt"/>
    </style:style>
    <style:style style:name="T18" style:family="text">
      <style:text-properties fo:color="#ff00ff" loext:opacity="100%"/>
    </style:style>
    <style:style style:name="T19" style:family="text">
      <style:text-properties style:font-name="Consolas" fo:font-size="9.5pt" style:font-size-asian="9.5pt"/>
    </style:style>
    <style:style style:name="T20" style:family="text">
      <style:text-properties style:font-name="Consolas" fo:font-size="9.5pt" style:font-size-asian="9.5pt"/>
    </style:style>
    <style:style style:name="T21" style:family="text">
      <style:text-properties style:font-name="Consolas" fo:font-size="9.5pt" style:font-size-asian="9.5pt"/>
    </style:style>
    <style:style style:name="T22" style:family="text">
      <style:text-properties style:font-name="Consolas" fo:font-size="9.5pt" style:font-size-asian="9.5pt"/>
    </style:style>
    <style:style style:name="T23" style:family="text">
      <style:text-properties style:font-name="Consolas" fo:font-size="9.5pt" style:font-size-asian="9.5pt"/>
    </style:style>
    <style:style style:name="T24" style:family="text">
      <style:text-properties style:font-name="Consolas" fo:font-size="9.5pt" style:font-size-asian="9.5pt"/>
    </style:style>
    <style:style style:name="T25" style:family="text">
      <style:text-properties style:font-name="Consolas" fo:font-size="9.5pt" fo:font-weight="bold" style:font-size-asian="9.5pt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size="9.5pt" style:font-size-asian="9.5pt"/>
    </style:style>
    <style:style style:name="T28" style:family="text">
      <style:text-properties fo:font-size="9.5pt" style:font-size-asian="9.5pt"/>
    </style:style>
    <style:style style:name="T29" style:family="text">
      <style:text-properties fo:font-size="9.5pt" style:font-size-asian="9.5pt"/>
    </style:style>
    <style:style style:name="T30" style:family="text">
      <style:text-properties fo:font-size="9.5pt" style:font-size-asian="9.5pt"/>
    </style:style>
    <style:style style:name="T31" style:family="text">
      <style:text-properties fo:font-size="9.5pt" style:font-size-asian="9.5pt"/>
    </style:style>
    <style:style style:name="T32" style:family="text">
      <style:text-properties fo:font-size="9.5pt" style:font-size-asian="9.5pt"/>
    </style:style>
    <style:style style:name="T33" style:family="text">
      <style:text-properties fo:font-size="9.5pt" fo:font-weight="bold" style:font-size-asian="9.5pt" style:font-weight-asian="bold" style:font-weight-complex="bold"/>
    </style:style>
    <style:style style:name="T34" style:family="text"/>
    <style:style style:name="T35" style:family="text"/>
    <style:style style:name="T36" style:family="text"/>
    <style:style style:name="T37" style:family="text"/>
    <style:style style:name="T38" style:family="text"/>
    <style:style style:name="T39" style:family="text"/>
    <style:style style:name="T40" style:family="text">
      <style:text-properties officeooo:rsid="000bb59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 loext:marker-style-name="T4"><text:span text:style-name="T34">1) Com usuário administrador criar o Database REVISAODB2</text:span></text:p>
      <text:p text:style-name="P5" loext:marker-style-name="T4"><text:span text:style-name="T9">create</text:span><text:span text:style-name="T6"> </text:span><text:span text:style-name="T9">database</text:span><text:span text:style-name="T6"> REVISAODB2</text:span></text:p>
      <text:p text:style-name="P6" loext:marker-style-name="T4"/>
      <text:p text:style-name="P3" loext:marker-style-name="T4"><text:span text:style-name="T34">2) Criar o login “Estudlg” (senha 12345) no servidor (desconsidere a politica de senhas do servidor) e o associe ao database REVISAODB2</text:span></text:p>
      <text:p text:style-name="P5" loext:marker-style-name="T4"><text:span text:style-name="T9">create</text:span><text:span text:style-name="T6"> </text:span><text:span text:style-name="T9">login</text:span><text:span text:style-name="T6"> Estudlg </text:span><text:span text:style-name="T9">with</text:span><text:span text:style-name="T6"> </text:span><text:span text:style-name="T9">password</text:span><text:span text:style-name="T6"> </text:span><text:span text:style-name="T12">=</text:span><text:span text:style-name="T6"> </text:span><text:span text:style-name="T15">'12345'</text:span><text:span text:style-name="T12">,</text:span><text:span text:style-name="T6"> </text:span><text:span text:style-name="T9">default_database</text:span><text:span text:style-name="T6"> </text:span><text:span text:style-name="T12">=</text:span><text:span text:style-name="T6"> REVISAODB2</text:span><text:span text:style-name="T12">,</text:span><text:span text:style-name="T6"> </text:span><text:span text:style-name="T9">check_policy</text:span><text:span text:style-name="T12">=</text:span><text:span text:style-name="T9">off</text:span></text:p>
      <text:p text:style-name="P6" loext:marker-style-name="T4"/>
      <text:p text:style-name="P3" loext:marker-style-name="T4"><text:span text:style-name="T34">3) Criar o usuário “Estud1” no database “REVISAODB2”, associando o mesmo ao login “Estudlg”</text:span></text:p>
      <text:p text:style-name="P8" loext:marker-style-name="T4"><text:span text:style-name="T9">use</text:span><text:span text:style-name="T6"> REVISAODB2</text:span></text:p>
      <text:p text:style-name="P5" loext:marker-style-name="T4"><text:span text:style-name="T9">create</text:span><text:span text:style-name="T6"> </text:span><text:span text:style-name="T9">user</text:span><text:span text:style-name="T6"> Estud1 </text:span><text:span text:style-name="T9">for</text:span><text:span text:style-name="T6"> </text:span><text:span text:style-name="T9">login</text:span><text:span text:style-name="T6"> Estudlg</text:span></text:p>
      <text:p text:style-name="P6" loext:marker-style-name="T4"/>
      <text:p text:style-name="P3" loext:marker-style-name="T4"><text:span text:style-name="T34">4) Criar esquema SREV no database REVISAODB2</text:span></text:p>
      <text:p text:style-name="P5" loext:marker-style-name="T4"><text:span text:style-name="T9">create</text:span><text:span text:style-name="T6"> </text:span><text:span text:style-name="T9">schema</text:span><text:span text:style-name="T6"> SREV</text:span><text:span text:style-name="T12">;</text:span></text:p>
      <text:p text:style-name="P6" loext:marker-style-name="T4"/>
      <text:p text:style-name="P3" loext:marker-style-name="T4"><text:span text:style-name="T34">5) Criar uma tabela XPTO (X int, Y int, Z int) no esquema SREV; Criar uma VIEW VXPTO, mostrando somente (X,Y), </text:span></text:p>
      <text:p text:style-name="P3" loext:marker-style-name="T4"><text:span text:style-name="T34">-- no esquema <text:s/>SREV; Criar uma procedure P1 no esquema SREV com o comando “SELECT ‘REVISAO DB2’</text:span></text:p>
      <text:p text:style-name="P6" loext:marker-style-name="T4"/>
      <text:p text:style-name="P8" loext:marker-style-name="T4"><text:span text:style-name="T9">create</text:span><text:span text:style-name="T6"> </text:span><text:span text:style-name="T9">table</text:span><text:span text:style-name="T6"> srev</text:span><text:span text:style-name="T12">.</text:span><text:span text:style-name="T6">XPTO</text:span><text:span text:style-name="T9"> </text:span><text:span text:style-name="T12">(</text:span></text:p>
      <text:p text:style-name="P8" loext:marker-style-name="T4"><text:span text:style-name="T6">x </text:span><text:span text:style-name="T9">int</text:span><text:span text:style-name="T12">,</text:span></text:p>
      <text:p text:style-name="P8" loext:marker-style-name="T4"><text:span text:style-name="T6">y </text:span><text:span text:style-name="T9">int</text:span><text:span text:style-name="T12">,</text:span></text:p>
      <text:p text:style-name="P8" loext:marker-style-name="T4"><text:span text:style-name="T6">z </text:span><text:span text:style-name="T9">int</text:span><text:span text:style-name="T12">,</text:span></text:p>
      <text:p text:style-name="P8" loext:marker-style-name="T4"><text:span text:style-name="T12">);</text:span></text:p>
      <text:p text:style-name="P1" loext:marker-style-name="T4"/>
      <text:p text:style-name="P8" loext:marker-style-name="T4"><text:span text:style-name="T9">create</text:span><text:span text:style-name="T6"> </text:span><text:span text:style-name="T9">view</text:span><text:span text:style-name="T6"> srev</text:span><text:span text:style-name="T12">.</text:span><text:span text:style-name="T6">VXPTO </text:span><text:span text:style-name="T9">as</text:span><text:span text:style-name="T6"> </text:span></text:p>
      <text:p text:style-name="P8" loext:marker-style-name="T4"><text:span text:style-name="T9">select</text:span><text:span text:style-name="T6"> x</text:span><text:span text:style-name="T12">,</text:span><text:span text:style-name="T6">y </text:span><text:span text:style-name="T9">from</text:span><text:span text:style-name="T6"> srev</text:span><text:span text:style-name="T12">.</text:span><text:span text:style-name="T6">xpto</text:span></text:p>
      <text:p text:style-name="P8" loext:marker-style-name="T4"><text:span text:style-name="T9">select</text:span><text:span text:style-name="T6"> </text:span><text:span text:style-name="T12">*</text:span><text:span text:style-name="T6"> </text:span><text:span text:style-name="T9">from</text:span><text:span text:style-name="T6"> srev</text:span><text:span text:style-name="T12">.</text:span><text:span text:style-name="T6">vxpto</text:span></text:p>
      <text:p text:style-name="P1" loext:marker-style-name="T4"/>
      <text:p text:style-name="P8" loext:marker-style-name="T4"><text:span text:style-name="T9">create</text:span><text:span text:style-name="T6"> </text:span><text:span text:style-name="T9">procedure</text:span><text:span text:style-name="T6"> srev</text:span><text:span text:style-name="T12">.</text:span><text:span text:style-name="T6">p1 </text:span><text:span text:style-name="T9">as</text:span><text:span text:style-name="T6"> </text:span></text:p>
      <text:p text:style-name="P8" loext:marker-style-name="T4"><text:span text:style-name="T9">select</text:span><text:span text:style-name="T6"> </text:span><text:span text:style-name="T15">'REVISAO DE BD2'</text:span></text:p>
      <text:p text:style-name="P5" loext:marker-style-name="T4"><text:span text:style-name="T9">exec</text:span><text:span text:style-name="T6"> srev</text:span><text:span text:style-name="T12">.</text:span><text:span text:style-name="T6">p1</text:span></text:p>
      <text:p text:style-name="P6" loext:marker-style-name="T4"/>
      <text:p text:style-name="P3" loext:marker-style-name="T4"><text:span text:style-name="T34">6) Criar uma Role de servidor chamada RSREV; Tornar o login “Estudlg” membro da Role a RSREV</text:span></text:p>
      <text:p text:style-name="P8" loext:marker-style-name="T4"><text:span text:style-name="T9">create</text:span><text:span text:style-name="T6"> </text:span><text:span text:style-name="T9">server</text:span><text:span text:style-name="T6"> </text:span><text:span text:style-name="T9">role</text:span><text:span text:style-name="T6"> RSREV</text:span></text:p>
      <text:p text:style-name="P8" loext:marker-style-name="T4"><text:span text:style-name="T9">alter</text:span><text:span text:style-name="T6"> </text:span><text:span text:style-name="T9">server</text:span><text:span text:style-name="T6"> </text:span><text:span text:style-name="T9">role</text:span><text:span text:style-name="T6"> RSREV </text:span><text:span text:style-name="T9">add</text:span><text:span text:style-name="T6"> </text:span><text:span text:style-name="T9">member</text:span><text:span text:style-name="T6"> Estudlg</text:span></text:p>
      <text:p text:style-name="P5" loext:marker-style-name="T4"><text:span text:style-name="T34"/></text:p>
      <text:p text:style-name="P6" loext:marker-style-name="T4"/>
      <text:p text:style-name="P3" loext:marker-style-name="T4"><text:span text:style-name="T34">7) Apagar Role de servidor chamada RSREV</text:span></text:p>
      <text:p text:style-name="P5" loext:marker-style-name="T4"><text:span text:style-name="T9">drop</text:span><text:span text:style-name="T6"> </text:span><text:span text:style-name="T9">server</text:span><text:span text:style-name="T6"> </text:span><text:span text:style-name="T9">role</text:span><text:span text:style-name="T6"> RSREV</text:span></text:p>
      <text:p text:style-name="P6" loext:marker-style-name="T4"/>
      <text:p text:style-name="P3" loext:marker-style-name="T4"><text:span text:style-name="T34">8) Criar uma Role de DATABASE chamada RREV e tornar o usuário “Estud1” membro da Role a RREV</text:span></text:p>
      <text:p text:style-name="P8" loext:marker-style-name="T4"><text:span text:style-name="T9">create</text:span><text:span text:style-name="T6"> </text:span><text:span text:style-name="T9">role</text:span><text:span text:style-name="T6"> RREV</text:span></text:p>
      <text:p text:style-name="P5" loext:marker-style-name="T4"><text:span text:style-name="T9">alter</text:span><text:span text:style-name="T6"> </text:span><text:span text:style-name="T9">role</text:span><text:span text:style-name="T6"> RREV </text:span><text:span text:style-name="T9">add</text:span><text:span text:style-name="T6"> </text:span><text:span text:style-name="T9">member</text:span><text:span text:style-name="T6"> Estud1</text:span></text:p>
      <text:p text:style-name="P6" loext:marker-style-name="T4"/>
      <text:p text:style-name="P3" loext:marker-style-name="T4"><text:span text:style-name="T34"/></text:p>
      <text:p text:style-name="P3" loext:marker-style-name="T4"><text:soft-page-break/><text:span text:style-name="T34">9) Retirar o usuário “Estud1” como membro da Role a RREV</text:span></text:p>
      <text:p text:style-name="P5" loext:marker-style-name="T4"><text:span text:style-name="T9">alter</text:span><text:span text:style-name="T6"> </text:span><text:span text:style-name="T9">role</text:span><text:span text:style-name="T6"> RREV </text:span><text:span text:style-name="T9">drop</text:span><text:span text:style-name="T6"> </text:span><text:span text:style-name="T9">member</text:span><text:span text:style-name="T6"> Estud1</text:span></text:p>
      <text:p text:style-name="P6" loext:marker-style-name="T4"/>
      <text:p text:style-name="P3" loext:marker-style-name="T4"><text:span text:style-name="T40">1</text:span><text:span text:style-name="T34">0) </text:span></text:p>
      <text:p text:style-name="P3" loext:marker-style-name="T4"><text:span text:style-name="T34">-- Tornar o usuário “Estud1” apto a criar objetos no Database</text:span></text:p>
      <text:p text:style-name="P5" loext:marker-style-name="T4"><text:span text:style-name="T9">alter</text:span><text:span text:style-name="T6"> </text:span><text:span text:style-name="T9">server</text:span><text:span text:style-name="T6"> </text:span><text:span text:style-name="T9">role</text:span><text:span text:style-name="T6"> db_DDLADMIN </text:span><text:span text:style-name="T9">add</text:span><text:span text:style-name="T6"> </text:span><text:span text:style-name="T9">member</text:span><text:span text:style-name="T6"> Estudlg</text:span></text:p>
      <text:p text:style-name="P6" loext:marker-style-name="T4"/>
      <text:p text:style-name="P3" loext:marker-style-name="T4"><text:span text:style-name="T34">-- Tornar o usuário “Estud1” owner do Database</text:span></text:p>
      <text:p text:style-name="P5" loext:marker-style-name="T4"><text:span text:style-name="T9">alter</text:span><text:span text:style-name="T6"> </text:span><text:span text:style-name="T9">server</text:span><text:span text:style-name="T6"> </text:span><text:span text:style-name="T9">role</text:span><text:span text:style-name="T6"> db_OWNER <text:s/></text:span><text:span text:style-name="T9">add</text:span><text:span text:style-name="T6"> </text:span><text:span text:style-name="T9">member</text:span><text:span text:style-name="T6"> Estudlg</text:span></text:p>
      <text:p text:style-name="P6" loext:marker-style-name="T4"/>
      <text:p text:style-name="P3" loext:marker-style-name="T4"><text:span text:style-name="T34">-- Tornar o usuário “Estud1” apto tirar backup no Database</text:span></text:p>
      <text:p text:style-name="P5" loext:marker-style-name="T4"><text:span text:style-name="T9">alter</text:span><text:span text:style-name="T6"> </text:span><text:span text:style-name="T9">server</text:span><text:span text:style-name="T6"> </text:span><text:span text:style-name="T9">role</text:span><text:span text:style-name="T6"> db_Backupoperator </text:span><text:span text:style-name="T9">add</text:span><text:span text:style-name="T6"> </text:span><text:span text:style-name="T9">member</text:span><text:span text:style-name="T6"> Estudlg</text:span></text:p>
      <text:p text:style-name="P6" loext:marker-style-name="T4"/>
      <text:p text:style-name="P6" loext:marker-style-name="T4"/>
      <text:p text:style-name="P3" loext:marker-style-name="T4"><text:span text:style-name="T34">11) Conceder ao usuário “Estud1” acesso de leitura às tabelas do esquema SREV</text:span></text:p>
      <text:p text:style-name="P5" loext:marker-style-name="T4"><text:span text:style-name="T9">grant</text:span><text:span text:style-name="T6"> </text:span><text:span text:style-name="T9">select</text:span><text:span text:style-name="T6"> </text:span><text:span text:style-name="T9">on</text:span><text:span text:style-name="T6"> </text:span><text:span text:style-name="T9">schema</text:span><text:span text:style-name="T12">::</text:span><text:span text:style-name="T6">srev </text:span><text:span text:style-name="T9">to</text:span><text:span text:style-name="T6"> Estud1</text:span></text:p>
      <text:p text:style-name="P6" loext:marker-style-name="T4"/>
      <text:p text:style-name="P5" loext:marker-style-name="T4"><text:span text:style-name="T26">12) Dar permissão de leitura e execução no procedimento armazenado SREV.P1 a role RRE</text:span><text:span text:style-name="T34">V</text:span></text:p>
      <text:p text:style-name="P5" loext:marker-style-name="T4"><text:span text:style-name="T9">grant</text:span><text:span text:style-name="T6"> </text:span><text:span text:style-name="T9">execute</text:span><text:span text:style-name="T6"> </text:span><text:span text:style-name="T9">on</text:span><text:span text:style-name="T6"> srev</text:span><text:span text:style-name="T12">.</text:span><text:span text:style-name="T6">p1 </text:span><text:span text:style-name="T9">to</text:span><text:span text:style-name="T6"> RREV</text:span></text:p>
      <text:p text:style-name="P6" loext:marker-style-name="T4"/>
      <text:p text:style-name="P3" loext:marker-style-name="T4"><text:span text:style-name="T40">1</text:span><text:span text:style-name="T34">3) Negar o acesso de Leitura a coluna X da tabela SREV.XPTO a role RREV</text:span></text:p>
      <text:p text:style-name="P5" loext:marker-style-name="T4"><text:span text:style-name="T9">deny</text:span><text:span text:style-name="T6"> </text:span><text:span text:style-name="T9">select</text:span><text:span text:style-name="T6"> </text:span><text:span text:style-name="T9">on</text:span><text:span text:style-name="T6"> srev</text:span><text:span text:style-name="T12">.</text:span><text:span text:style-name="T6">xpto</text:span><text:span text:style-name="T12">(</text:span><text:span text:style-name="T6">x</text:span><text:span text:style-name="T12">)</text:span><text:span text:style-name="T6"> </text:span><text:span text:style-name="T9">to</text:span><text:span text:style-name="T6"> RREV</text:span></text:p>
      <text:p text:style-name="P6" loext:marker-style-name="T4"/>
      <text:p text:style-name="P3" loext:marker-style-name="T4"><text:span text:style-name="T34">14) Fornecer permissão de inserção e atualização das tabelas de SREV à role RREV, e testar com usuário Estud1</text:span></text:p>
      <text:p text:style-name="P5" loext:marker-style-name="T4"><text:span text:style-name="T9">grant</text:span><text:span text:style-name="T6"> </text:span><text:span text:style-name="T9">insert</text:span><text:span text:style-name="T12">,</text:span><text:span text:style-name="T6"> </text:span><text:span text:style-name="T18">update</text:span><text:span text:style-name="T6"> </text:span><text:span text:style-name="T9">on</text:span><text:span text:style-name="T6"> </text:span><text:span text:style-name="T9">schema</text:span><text:span text:style-name="T12">::</text:span><text:span text:style-name="T6">srev </text:span><text:span text:style-name="T9">to</text:span><text:span text:style-name="T6"> RREV</text:span></text:p>
      <text:p text:style-name="P6" loext:marker-style-name="T4"/>
      <text:p text:style-name="P3" loext:marker-style-name="T4"><text:span text:style-name="T34">15) Liste os índices existentes na tabela CONSULTAS e explique de onde eles se originaram</text:span></text:p>
      <text:p text:style-name="P5" loext:marker-style-name="T4"><text:span text:style-name="T34">Não tem indices</text:span><text:span text:style-name="T34">,</text:span><text:span text:style-name="T34"> devido não ter chaves primárias</text:span></text:p>
      <text:p text:style-name="P6" loext:marker-style-name="T4"/>
      <text:p text:style-name="P3" loext:marker-style-name="T4"><text:span text:style-name="T34">16) Crie um índice clusterizado no campo “codp” da tabela Consultas para a consulta SELECT * FROM Consultas where codp=1020</text:span></text:p>
      <text:p text:style-name="P5" loext:marker-style-name="T4"><text:span text:style-name="T9">create</text:span><text:span text:style-name="T6"> </text:span><text:span text:style-name="T9">clustered</text:span><text:span text:style-name="T6"> </text:span><text:span text:style-name="T9">index</text:span><text:span text:style-name="T6"> CodPIdx </text:span><text:span text:style-name="T9">on</text:span><text:span text:style-name="T6"> consultas</text:span><text:span text:style-name="T12">(</text:span><text:span text:style-name="T6">codp</text:span><text:span text:style-name="T12">)</text:span></text:p>
      <text:p text:style-name="P6" loext:marker-style-name="T4"/>
      <text:p text:style-name="P3" loext:marker-style-name="T4"><text:span text:style-name="T34">17) Crie um índice não clusterizado no campo “DATA” da tabela Consultas para melhorar o desempenho da consulta SELECT * FROM Consultas where codp=1020 and <text:s/>data = '30/09/2015’</text:span></text:p>
      <text:p text:style-name="P5" loext:marker-style-name="T4"><text:span text:style-name="T9">create</text:span><text:span text:style-name="T6"> </text:span><text:span text:style-name="T9">nonclustered</text:span><text:span text:style-name="T6"> </text:span><text:span text:style-name="T9">index</text:span><text:span text:style-name="T6"> DataIdx </text:span><text:span text:style-name="T9">on</text:span><text:span text:style-name="T6"> consultas</text:span><text:span text:style-name="T12">(</text:span><text:span text:style-name="T9">data</text:span><text:span text:style-name="T12">)</text:span></text:p>
      <text:p text:style-name="P6" loext:marker-style-name="T4"/>
      <text:p text:style-name="P5" loext:marker-style-name="T4"><text:span text:style-name="T26">18) Liste os índices existentes na tabela PACIENTES e explique de onde eles se originaram. </text:span><text:span text:style-name="T34">Qual a origem de cada um?</text:span></text:p>
      <text:p text:style-name="P8" loext:marker-style-name="T4"><text:span text:style-name="T6">codp</text:span><text:span text:style-name="T12">,</text:span><text:span text:style-name="T6"> índice clusterizado</text:span></text:p>
      <text:p text:style-name="P5" loext:marker-style-name="T4"><text:span text:style-name="T6">nome</text:span><text:span text:style-name="T12">,</text:span><text:span text:style-name="T6"> índice non clusterizado</text:span></text:p>
      <text:p text:style-name="P6" loext:marker-style-name="T4"/>
      <text:p text:style-name="P5" loext:marker-style-name="T4"><text:span text:style-name="T34"/></text:p>
      <text:p text:style-name="P4" loext:marker-style-name="T4"><text:span text:style-name="T34">19) </text:span></text:p>
      <text:p text:style-name="P3" loext:marker-style-name="T4"><text:span text:style-name="T34">/* Criar Transações para Consultas Médicas – marcação única</text:span></text:p>
      <text:p text:style-name="P3" loext:marker-style-name="T4"><text:span text:style-name="T34">Inserir uma transação contendo uma consulta, passando como parâmetros código do médico, código do paciente, data e hora. A transação deve ser confirmada se não houver erros (marcação duplicada, marcação em horário já utilizado), caso contrário deve ser desfeita, informando via PRINT o motivo.</text:span></text:p>
      <text:p text:style-name="P3" loext:marker-style-name="T4"><text:span text:style-name="T34"> </text:span></text:p>
      <text:p text:style-name="P3" loext:marker-style-name="T4"><text:span text:style-name="T34">Nome da transação (procedimento) – T1</text:span></text:p>
      <text:p text:style-name="P3" loext:marker-style-name="T4"><text:span text:style-name="T34">Parâmetros de teste – </text:span></text:p>
      <text:p text:style-name="P3" loext:marker-style-name="T4"><text:span text:style-name="T34">T1 (49, 1070, “2022/08/01”, “09:00”)</text:span></text:p>
      <text:p text:style-name="P3" loext:marker-style-name="T4"><text:span text:style-name="T34">T1 (49, 1030, “2022/08/01”, “09:00”)</text:span></text:p>
      <text:p text:style-name="P3" loext:marker-style-name="T4"><text:span text:style-name="T34">T1 (50, 1030, “2022/08/01”, “09:30”)</text:span></text:p>
      <text:p text:style-name="P3" loext:marker-style-name="T4"><text:span text:style-name="T34">T1 (49, 1070, “2022/08/01”, “09:00”)</text:span></text:p>
      <text:p text:style-name="P3" loext:marker-style-name="T4"><text:span text:style-name="T34">T1 (51, 1030, “2022/08/01”, “09:30”) */</text:span></text:p>
      <text:p text:style-name="P6" loext:marker-style-name="T4"/>
      <text:p text:style-name="P9" loext:marker-style-name="T4"><text:span text:style-name="T9">Create</text:span><text:span text:style-name="T6"> </text:span><text:span text:style-name="T9">PROCEDURE</text:span><text:span text:style-name="T6"> T1</text:span><text:span text:style-name="T9"> </text:span><text:span text:style-name="T12">(</text:span><text:span text:style-name="T6">@MEDICO </text:span><text:span text:style-name="T9">INT</text:span><text:span text:style-name="T12">,</text:span><text:span text:style-name="T6"> @PACIENTE </text:span><text:span text:style-name="T9">INT</text:span><text:span text:style-name="T12">,</text:span><text:span text:style-name="T6"> <text:s/>@DATA </text:span><text:span text:style-name="T9">date</text:span><text:span text:style-name="T12">,</text:span><text:span text:style-name="T6"> <text:s/>@HORA </text:span><text:span text:style-name="T9">time</text:span><text:span text:style-name="T12">(</text:span><text:span text:style-name="T6">7</text:span><text:span text:style-name="T12">))</text:span><text:span text:style-name="T6"> </text:span><text:span text:style-name="T9">AS</text:span></text:p>
      <text:p text:style-name="P9" loext:marker-style-name="T4"><text:span text:style-name="T9">BEGIN</text:span></text:p>
      <text:p text:style-name="P9" loext:marker-style-name="T4"><text:span text:style-name="T6"><text:s/></text:span><text:span text:style-name="T9">BEGIN</text:span><text:span text:style-name="T6"> </text:span><text:span text:style-name="T9">TRANSACTION</text:span><text:span text:style-name="T6"> </text:span></text:p>
      <text:p text:style-name="P9" loext:marker-style-name="T4"><text:span text:style-name="T3">-- INSERE A CONSULTA</text:span></text:p>
      <text:p text:style-name="P9" loext:marker-style-name="T4"><text:span text:style-name="T6"><text:tab/></text:span><text:span text:style-name="T9">INSERT</text:span><text:span text:style-name="T6"> </text:span><text:span text:style-name="T9">INTO</text:span><text:span text:style-name="T6"> CONSULTLAS </text:span><text:span text:style-name="T9">VALUES </text:span><text:span text:style-name="T12">(</text:span><text:span text:style-name="T6">@MEDICO</text:span><text:span text:style-name="T12">,</text:span><text:span text:style-name="T6"> @PACIENTE</text:span><text:span text:style-name="T12">,</text:span><text:span text:style-name="T6"> @DATA</text:span><text:span text:style-name="T12">,</text:span><text:span text:style-name="T6"> @HORA</text:span><text:span text:style-name="T12">)</text:span></text:p>
      <text:p text:style-name="P2" loext:marker-style-name="T4"/>
      <text:p text:style-name="P9" loext:marker-style-name="T4"><text:span text:style-name="T3">-- TESTA DUPLICIDADE (COMO A TABELA NAO TEM CHAVE PRIMARIA&lt; ESTE TESTE � NECESS�RIO</text:span></text:p>
      <text:p text:style-name="P9" loext:marker-style-name="T4"><text:span text:style-name="T6"><text:tab/></text:span><text:span text:style-name="T9">IF </text:span><text:span text:style-name="T12">(</text:span><text:span text:style-name="T9">SELECT</text:span><text:span text:style-name="T6"> </text:span><text:span text:style-name="T18">COUNT</text:span><text:span text:style-name="T12">(*)</text:span><text:span text:style-name="T6"> </text:span><text:span text:style-name="T9">FROM</text:span><text:span text:style-name="T6"> CONSULTAS </text:span><text:span text:style-name="T9">WHERE</text:span><text:span text:style-name="T6"> CODM</text:span><text:span text:style-name="T12">=</text:span><text:span text:style-name="T6">@MEDICO </text:span><text:span text:style-name="T12">AND</text:span><text:span text:style-name="T6"> CODP</text:span><text:span text:style-name="T12">=</text:span><text:span text:style-name="T6">@PACIENTE </text:span><text:span text:style-name="T12">AND</text:span></text:p>
      <text:p text:style-name="P9" loext:marker-style-name="T4"><text:span text:style-name="T6"><text:s/></text:span><text:span text:style-name="T9">DATA</text:span><text:span text:style-name="T12">=</text:span><text:span text:style-name="T6">@DATA </text:span><text:span text:style-name="T12">AND</text:span><text:span text:style-name="T6"> HORA</text:span><text:span text:style-name="T12">=</text:span><text:span text:style-name="T6">@HORA</text:span><text:span text:style-name="T12">)</text:span><text:span text:style-name="T6"> </text:span><text:span text:style-name="T12">&gt;</text:span><text:span text:style-name="T6"> 1</text:span></text:p>
      <text:p text:style-name="P9" loext:marker-style-name="T4"><text:span text:style-name="T6"><text:tab/></text:span><text:span text:style-name="T9">BEGIN</text:span></text:p>
      <text:p text:style-name="P9" loext:marker-style-name="T4"><text:span text:style-name="T6"><text:tab/><text:tab/></text:span><text:span text:style-name="T9">PRINT </text:span><text:span text:style-name="T12">(</text:span><text:span text:style-name="T15">'DUPLICADO'</text:span><text:span text:style-name="T12">)</text:span></text:p>
      <text:p text:style-name="P9" loext:marker-style-name="T4"><text:span text:style-name="T6"><text:tab/><text:tab/></text:span><text:span text:style-name="T9">ROLLBACK</text:span></text:p>
      <text:p text:style-name="P9" loext:marker-style-name="T4"><text:span text:style-name="T6"><text:tab/></text:span><text:span text:style-name="T9">END</text:span></text:p>
      <text:p text:style-name="P2" loext:marker-style-name="T4"/>
      <text:p text:style-name="P9" loext:marker-style-name="T4"><text:span text:style-name="T3">-- TESTA SE O MEDICO J� TEM CONSULTA NESTA DATA/HORA</text:span></text:p>
      <text:p text:style-name="P9" loext:marker-style-name="T4"><text:span text:style-name="T6"><text:tab/></text:span><text:span text:style-name="T9">ELSE</text:span></text:p>
      <text:p text:style-name="P9" loext:marker-style-name="T4"><text:span text:style-name="T6"><text:tab/> </text:span><text:span text:style-name="T9">IF </text:span><text:span text:style-name="T12">(</text:span><text:span text:style-name="T9">SELECT</text:span><text:span text:style-name="T6"> </text:span><text:span text:style-name="T18">COUNT</text:span><text:span text:style-name="T12">(*)</text:span><text:span text:style-name="T6"> </text:span><text:span text:style-name="T9">FROM</text:span><text:span text:style-name="T6"> CONSULTAS </text:span><text:span text:style-name="T9">WHERE</text:span><text:span text:style-name="T6"> CODM</text:span><text:span text:style-name="T12">=</text:span><text:span text:style-name="T6">@MEDICO </text:span><text:span text:style-name="T12">AND</text:span><text:span text:style-name="T6"> </text:span><text:span text:style-name="T9">DATA</text:span><text:span text:style-name="T12">=</text:span><text:span text:style-name="T6">@DATA </text:span><text:span text:style-name="T12">AND</text:span><text:span text:style-name="T6"> HORA</text:span><text:span text:style-name="T12">=</text:span><text:span text:style-name="T6">@HORA</text:span><text:span text:style-name="T12">)</text:span><text:span text:style-name="T6"> </text:span><text:span text:style-name="T12">&gt;</text:span><text:span text:style-name="T6"> 1</text:span></text:p>
      <text:p text:style-name="P9" loext:marker-style-name="T4"><text:span text:style-name="T6"><text:tab/> </text:span><text:span text:style-name="T9">BEGIN</text:span></text:p>
      <text:p text:style-name="P9" loext:marker-style-name="T4"><text:span text:style-name="T6"><text:tab/><text:tab/></text:span><text:span text:style-name="T9">PRINT </text:span><text:span text:style-name="T12">(</text:span><text:span text:style-name="T15">'HORARIO Já UTILIZADO!!'</text:span><text:span text:style-name="T12">)</text:span></text:p>
      <text:p text:style-name="P9" loext:marker-style-name="T4"><text:span text:style-name="T6"><text:tab/><text:tab/></text:span><text:span text:style-name="T9">ROLLBACK</text:span></text:p>
      <text:p text:style-name="P9" loext:marker-style-name="T4"><text:span text:style-name="T6"><text:tab/> </text:span><text:span text:style-name="T9">END</text:span></text:p>
      <text:p text:style-name="P9" loext:marker-style-name="T4"><text:span text:style-name="T6"><text:tab/> </text:span><text:span text:style-name="T9">ELSE</text:span></text:p>
      <text:p text:style-name="P9" loext:marker-style-name="T4"><text:span text:style-name="T3">-- TUDO OK - EFETIVA A MARCA��O</text:span></text:p>
      <text:p text:style-name="P9" loext:marker-style-name="T4"><text:span text:style-name="T6"><text:tab/> </text:span><text:span text:style-name="T9">BEGIN</text:span></text:p>
      <text:p text:style-name="P9" loext:marker-style-name="T4"><text:span text:style-name="T6"><text:tab/><text:tab/> </text:span><text:span text:style-name="T9">PRINT</text:span><text:span text:style-name="T12">(</text:span><text:span text:style-name="T15">'EFETIVADO'</text:span><text:span text:style-name="T12">)</text:span></text:p>
      <text:p text:style-name="P9" loext:marker-style-name="T4"><text:span text:style-name="T6"><text:tab/><text:tab/> </text:span><text:span text:style-name="T9">COMMIT</text:span></text:p>
      <text:p text:style-name="P9" loext:marker-style-name="T4"><text:span text:style-name="T6"><text:tab/> </text:span><text:span text:style-name="T9">END</text:span></text:p>
      <text:p text:style-name="P9" loext:marker-style-name="T4"><text:span text:style-name="T6"><text:s/></text:span><text:span text:style-name="T9">END</text:span></text:p>
      <text:p text:style-name="P2" loext:marker-style-name="T4"/>
      <text:p text:style-name="P9" loext:marker-style-name="T4"><text:span text:style-name="T3">--- TESTANDO </text:span></text:p>
      <text:p text:style-name="P9" loext:marker-style-name="T4"><text:span text:style-name="T9">EXEC</text:span><text:span text:style-name="T6"> T1</text:span><text:span text:style-name="T9"> </text:span><text:span text:style-name="T6">49</text:span><text:span text:style-name="T12">,</text:span><text:span text:style-name="T6"> 1030</text:span><text:span text:style-name="T12">,</text:span><text:span text:style-name="T6"> </text:span><text:span text:style-name="T15">'2022/08/01'</text:span><text:span text:style-name="T12">,</text:span><text:span text:style-name="T6"> </text:span><text:span text:style-name="T15">'09:00'</text:span><text:span text:style-name="T6"> </text:span><text:span text:style-name="T3">-- EFETIVADA</text:span></text:p>
      <text:p text:style-name="P9" loext:marker-style-name="T4"><text:span text:style-name="T9">EXEC</text:span><text:span text:style-name="T6"> T1</text:span><text:span text:style-name="T9"> </text:span><text:span text:style-name="T6">49</text:span><text:span text:style-name="T12">,</text:span><text:span text:style-name="T6"> 1030</text:span><text:span text:style-name="T12">,</text:span><text:span text:style-name="T6"> </text:span><text:span text:style-name="T15">'2022/08/01'</text:span><text:span text:style-name="T12">,</text:span><text:span text:style-name="T6"> </text:span><text:span text:style-name="T15">'09:00'</text:span><text:span text:style-name="T6"> </text:span><text:span text:style-name="T3">-- DUPLICADA</text:span></text:p>
      <text:p text:style-name="P9" loext:marker-style-name="T4"><text:span text:style-name="T9">EXEC</text:span><text:span text:style-name="T6"> T1</text:span><text:span text:style-name="T9"> </text:span><text:span text:style-name="T6">50</text:span><text:span text:style-name="T12">,</text:span><text:span text:style-name="T6"> 1030</text:span><text:span text:style-name="T12">,</text:span><text:span text:style-name="T6"> </text:span><text:span text:style-name="T15">'2022/08/01'</text:span><text:span text:style-name="T12">,</text:span><text:span text:style-name="T6"> </text:span><text:span text:style-name="T15">'09:30'</text:span><text:span text:style-name="T6"> </text:span><text:span text:style-name="T3">-- EFETIVADA</text:span></text:p>
      <text:p text:style-name="P9" loext:marker-style-name="T4"><text:span text:style-name="T9">EXEC</text:span><text:span text:style-name="T6"> T1</text:span><text:span text:style-name="T9"> </text:span><text:span text:style-name="T6">49</text:span><text:span text:style-name="T12">,</text:span><text:span text:style-name="T6"> 1070</text:span><text:span text:style-name="T12">,</text:span><text:span text:style-name="T6"> </text:span><text:span text:style-name="T15">'2022/08/01'</text:span><text:span text:style-name="T12">,</text:span><text:span text:style-name="T6"> </text:span><text:span text:style-name="T15">'09:00'</text:span><text:span text:style-name="T6"> </text:span><text:span text:style-name="T3">-- HORARIO J� UTILIZADO</text:span></text:p>
      <text:p text:style-name="P7" loext:marker-style-name="T4"><text:span text:style-name="T9">EXEC</text:span><text:span text:style-name="T6"> T1</text:span><text:span text:style-name="T9"> </text:span><text:span text:style-name="T6">51</text:span><text:span text:style-name="T12">,</text:span><text:span text:style-name="T6"> 1030</text:span><text:span text:style-name="T12">,</text:span><text:span text:style-name="T6"> </text:span><text:span text:style-name="T15">'2022/08/01'</text:span><text:span text:style-name="T12">,</text:span><text:span text:style-name="T6"> </text:span><text:span text:style-name="T15">'09:30'</text:span><text:span text:style-name="T6"> </text:span><text:span text:style-name="T3">-- EFETIVADA (Outro Medico)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ef" svg:font-family="Alef" style:font-pitch="variable"/>
    <style:font-face style:name="Amiri" svg:font-family="Amiri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Bahnschrift" svg:font-family="Bahnschrift" style:font-family-generic="swiss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26T05:26:27.615000000</meta:creation-date>
    <dc:date>2024-06-26T05:33:14.422000000</dc:date>
    <meta:editing-duration>PT6M47S</meta:editing-duration>
    <meta:editing-cycles>1</meta:editing-cycles>
    <meta:document-statistic meta:table-count="0" meta:image-count="0" meta:object-count="0" meta:page-count="3" meta:paragraph-count="99" meta:word-count="716" meta:character-count="4474" meta:non-whitespace-character-count="3805"/>
    <meta:generator>LibreOffice/24.2.3.2$Windows_X86_64 LibreOffice_project/433d9c2ded56988e8a90e6b2e771ee4e6a5ab2ba</meta:generator>
  </office:meta>
</office:document-meta>
</file>